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1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2" style:family="table-cell" style:parent-style-name="Default" style:data-style-name="N3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4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8pt" style:font-size-asian="28pt" style:font-size-complex="28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630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揭露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5"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2 年3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8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9">
            <table:cell-range-source table:name="HTML_1" table:last-column-spanned="14" table:last-row-spanned="18" xlink:href="Http://mis.banking.devex:81/FR/temp/43356_FR101_10.htm"/>
            <text:p>臺灣銀行</text:p>
          </table:table-cell>
          <table:table-cell office:value-type="float" office:value="246117" table:style-name="ce10">
            <text:p>246,117</text:p>
          </table:table-cell>
          <table:table-cell office:value-type="float" office:value="121621" table:style-name="ce10">
            <text:p>121,621</text:p>
          </table:table-cell>
          <table:table-cell office:value-type="float" office:value="2504" table:style-name="ce10">
            <text:p>2,504</text:p>
          </table:table-cell>
          <table:table-cell office:value-type="float" office:value="1389" table:style-name="ce10">
            <text:p>1,389</text:p>
          </table:table-cell>
          <table:table-cell office:value-type="float" office:value="162042" table:style-name="ce10">
            <text:p>162,042</text:p>
          </table:table-cell>
          <table:table-cell office:value-type="float" office:value="37772" table:style-name="ce10">
            <text:p>37,772</text:p>
          </table:table-cell>
          <table:table-cell office:value-type="float" office:value="903654" table:style-name="ce10">
            <text:p>903,654</text:p>
          </table:table-cell>
          <table:table-cell office:value-type="float" office:value="661" table:style-name="ce10">
            <text:p>661</text:p>
          </table:table-cell>
          <table:table-cell office:value-type="float" office:value="0.11" table:style-name="ce11">
            <text:p>0.11</text:p>
          </table:table-cell>
          <table:table-cell office:value-type="float" office:value="0.05" table:style-name="ce11">
            <text:p>0.05</text:p>
          </table:table-cell>
          <table:table-cell office:value-type="float" office:value="1072.3800000000001" table:style-name="ce11">
            <text:p>1,072.38</text:p>
          </table:table-cell>
          <table:table-cell office:value-type="float" office:value="639" table:style-name="ce10">
            <text:p>639</text:p>
          </table:table-cell>
          <table:table-cell office:value-type="float" office:value="1444" table:style-name="ce10">
            <text:p>1,44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臺灣土地銀行</text:p>
          </table:table-cell>
          <table:table-cell office:value-type="float" office:value="348876" table:style-name="ce10">
            <text:p>348,876</text:p>
          </table:table-cell>
          <table:table-cell office:value-type="float" office:value="145050" table:style-name="ce10">
            <text:p>145,050</text:p>
          </table:table-cell>
          <table:table-cell office:value-type="float" office:value="1657" table:style-name="ce10">
            <text:p>1,657</text:p>
          </table:table-cell>
          <table:table-cell office:value-type="float" office:value="2968" table:style-name="ce10">
            <text:p>2,968</text:p>
          </table:table-cell>
          <table:table-cell office:value-type="float" office:value="338082" table:style-name="ce10">
            <text:p>338,082</text:p>
          </table:table-cell>
          <table:table-cell office:value-type="float" office:value="69352" table:style-name="ce10">
            <text:p>69,352</text:p>
          </table:table-cell>
          <table:table-cell office:value-type="float" office:value="931603" table:style-name="ce10">
            <text:p>931,603</text:p>
          </table:table-cell>
          <table:table-cell office:value-type="float" office:value="653" table:style-name="ce10">
            <text:p>653</text:p>
          </table:table-cell>
          <table:table-cell office:value-type="float" office:value="0.24" table:style-name="ce11">
            <text:p>0.24</text:p>
          </table:table-cell>
          <table:table-cell office:value-type="float" office:value="0.22" table:style-name="ce11">
            <text:p>0.22</text:p>
          </table:table-cell>
          <table:table-cell office:value-type="float" office:value="969.99" table:style-name="ce11">
            <text:p>969.99</text:p>
          </table:table-cell>
          <table:table-cell office:value-type="float" office:value="2116" table:style-name="ce10">
            <text:p>2,116</text:p>
          </table:table-cell>
          <table:table-cell office:value-type="float" office:value="5380" table:style-name="ce10">
            <text:p>5,38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合作金庫商業銀行</text:p>
          </table:table-cell>
          <table:table-cell office:value-type="float" office:value="665422" table:style-name="ce10">
            <text:p>665,422</text:p>
          </table:table-cell>
          <table:table-cell office:value-type="float" office:value="394899" table:style-name="ce10">
            <text:p>394,899</text:p>
          </table:table-cell>
          <table:table-cell office:value-type="float" office:value="7239" table:style-name="ce10">
            <text:p>7,239</text:p>
          </table:table-cell>
          <table:table-cell office:value-type="float" office:value="5022" table:style-name="ce10">
            <text:p>5,022</text:p>
          </table:table-cell>
          <table:table-cell office:value-type="float" office:value="781207" table:style-name="ce10">
            <text:p>781,207</text:p>
          </table:table-cell>
          <table:table-cell office:value-type="float" office:value="591942" table:style-name="ce10">
            <text:p>591,942</text:p>
          </table:table-cell>
          <table:table-cell office:value-type="float" office:value="3804062" table:style-name="ce10">
            <text:p>3,804,062</text:p>
          </table:table-cell>
          <table:table-cell office:value-type="float" office:value="1649" table:style-name="ce10">
            <text:p>1,649</text:p>
          </table:table-cell>
          <table:table-cell office:value-type="float" office:value="0.19" table:style-name="ce11">
            <text:p>0.19</text:p>
          </table:table-cell>
          <table:table-cell office:value-type="float" office:value="0.15" table:style-name="ce11">
            <text:p>0.15</text:p>
          </table:table-cell>
          <table:table-cell office:value-type="float" office:value="446.04" table:style-name="ce11">
            <text:p>446.04</text:p>
          </table:table-cell>
          <table:table-cell office:value-type="float" office:value="4299" table:style-name="ce10">
            <text:p>4,299</text:p>
          </table:table-cell>
          <table:table-cell office:value-type="float" office:value="13462" table:style-name="ce10">
            <text:p>13,46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第一商業銀行</text:p>
          </table:table-cell>
          <table:table-cell office:value-type="float" office:value="1517413" table:style-name="ce10">
            <text:p>1,517,413</text:p>
          </table:table-cell>
          <table:table-cell office:value-type="float" office:value="925554" table:style-name="ce10">
            <text:p>925,554</text:p>
          </table:table-cell>
          <table:table-cell office:value-type="float" office:value="20964" table:style-name="ce10">
            <text:p>20,964</text:p>
          </table:table-cell>
          <table:table-cell office:value-type="float" office:value="11588" table:style-name="ce10">
            <text:p>11,588</text:p>
          </table:table-cell>
          <table:table-cell office:value-type="float" office:value="1561171" table:style-name="ce10">
            <text:p>1,561,171</text:p>
          </table:table-cell>
          <table:table-cell office:value-type="float" office:value="2159373" table:style-name="ce10">
            <text:p>2,159,373</text:p>
          </table:table-cell>
          <table:table-cell office:value-type="float" office:value="6555357" table:style-name="ce10">
            <text:p>6,555,357</text:p>
          </table:table-cell>
          <table:table-cell office:value-type="float" office:value="9639" table:style-name="ce10">
            <text:p>9,639</text:p>
          </table:table-cell>
          <table:table-cell office:value-type="float" office:value="0.15" table:style-name="ce11">
            <text:p>0.15</text:p>
          </table:table-cell>
          <table:table-cell office:value-type="float" office:value="0" table:style-name="ce11">
            <text:p>0.00</text:p>
          </table:table-cell>
          <table:table-cell office:value-type="float" office:value="1049.02" table:style-name="ce11">
            <text:p>1,049.02</text:p>
          </table:table-cell>
          <table:table-cell office:value-type="float" office:value="5640" table:style-name="ce10">
            <text:p>5,640</text:p>
          </table:table-cell>
          <table:table-cell office:value-type="float" office:value="17942" table:style-name="ce10">
            <text:p>17,94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華南商業銀行</text:p>
          </table:table-cell>
          <table:table-cell office:value-type="float" office:value="1046706" table:style-name="ce10">
            <text:p>1,046,706</text:p>
          </table:table-cell>
          <table:table-cell office:value-type="float" office:value="808597" table:style-name="ce10">
            <text:p>808,597</text:p>
          </table:table-cell>
          <table:table-cell office:value-type="float" office:value="12777" table:style-name="ce10">
            <text:p>12,777</text:p>
          </table:table-cell>
          <table:table-cell office:value-type="float" office:value="9495" table:style-name="ce10">
            <text:p>9,495</text:p>
          </table:table-cell>
          <table:table-cell office:value-type="float" office:value="1003248" table:style-name="ce10">
            <text:p>1,003,248</text:p>
          </table:table-cell>
          <table:table-cell office:value-type="float" office:value="3774839" table:style-name="ce10">
            <text:p>3,774,839</text:p>
          </table:table-cell>
          <table:table-cell office:value-type="float" office:value="5172727" table:style-name="ce10">
            <text:p>5,172,727</text:p>
          </table:table-cell>
          <table:table-cell office:value-type="float" office:value="1741" table:style-name="ce10">
            <text:p>1,741</text:p>
          </table:table-cell>
          <table:table-cell office:value-type="float" office:value="0.05" table:style-name="ce11">
            <text:p>0.05</text:p>
          </table:table-cell>
          <table:table-cell office:value-type="float" office:value="0" table:style-name="ce11">
            <text:p>0.00</text:p>
          </table:table-cell>
          <table:table-cell office:value-type="float" office:value="609.1" table:style-name="ce11">
            <text:p>609.10</text:p>
          </table:table-cell>
          <table:table-cell office:value-type="float" office:value="10549" table:style-name="ce10">
            <text:p>10,549</text:p>
          </table:table-cell>
          <table:table-cell office:value-type="float" office:value="10549" table:style-name="ce10">
            <text:p>10,54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彰化商業銀行</text:p>
          </table:table-cell>
          <table:table-cell office:value-type="float" office:value="594707" table:style-name="ce10">
            <text:p>594,707</text:p>
          </table:table-cell>
          <table:table-cell office:value-type="float" office:value="284864" table:style-name="ce10">
            <text:p>284,864</text:p>
          </table:table-cell>
          <table:table-cell office:value-type="float" office:value="18717" table:style-name="ce10">
            <text:p>18,717</text:p>
          </table:table-cell>
          <table:table-cell office:value-type="float" office:value="4894" table:style-name="ce10">
            <text:p>4,894</text:p>
          </table:table-cell>
          <table:table-cell office:value-type="float" office:value="313232" table:style-name="ce10">
            <text:p>313,232</text:p>
          </table:table-cell>
          <table:table-cell office:value-type="float" office:value="505726" table:style-name="ce10">
            <text:p>505,726</text:p>
          </table:table-cell>
          <table:table-cell office:value-type="float" office:value="2001247" table:style-name="ce10">
            <text:p>2,001,247</text:p>
          </table:table-cell>
          <table:table-cell office:value-type="float" office:value="967" table:style-name="ce10">
            <text:p>967</text:p>
          </table:table-cell>
          <table:table-cell office:value-type="float" office:value="0.22" table:style-name="ce11">
            <text:p>0.22</text:p>
          </table:table-cell>
          <table:table-cell office:value-type="float" office:value="0.01" table:style-name="ce11">
            <text:p>0.01</text:p>
          </table:table-cell>
          <table:table-cell office:value-type="float" office:value="609.26" table:style-name="ce11">
            <text:p>609.26</text:p>
          </table:table-cell>
          <table:table-cell office:value-type="float" office:value="2528" table:style-name="ce10">
            <text:p>2,528</text:p>
          </table:table-cell>
          <table:table-cell office:value-type="float" office:value="3864" table:style-name="ce10">
            <text:p>3,86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上海商業儲蓄銀行</text:p>
          </table:table-cell>
          <table:table-cell office:value-type="float" office:value="462896" table:style-name="ce10">
            <text:p>462,896</text:p>
          </table:table-cell>
          <table:table-cell office:value-type="float" office:value="198676" table:style-name="ce10">
            <text:p>198,676</text:p>
          </table:table-cell>
          <table:table-cell office:value-type="float" office:value="4641" table:style-name="ce10">
            <text:p>4,641</text:p>
          </table:table-cell>
          <table:table-cell office:value-type="float" office:value="2208" table:style-name="ce10">
            <text:p>2,208</text:p>
          </table:table-cell>
          <table:table-cell office:value-type="float" office:value="587291" table:style-name="ce10">
            <text:p>587,291</text:p>
          </table:table-cell>
          <table:table-cell office:value-type="float" office:value="1442958" table:style-name="ce10">
            <text:p>1,442,958</text:p>
          </table:table-cell>
          <table:table-cell office:value-type="float" office:value="1815560" table:style-name="ce10">
            <text:p>1,815,560</text:p>
          </table:table-cell>
          <table:table-cell office:value-type="float" office:value="5883" table:style-name="ce10">
            <text:p>5,883</text:p>
          </table:table-cell>
          <table:table-cell office:value-type="float" office:value="0.15" table:style-name="ce11">
            <text:p>0.15</text:p>
          </table:table-cell>
          <table:table-cell office:value-type="float" office:value="0.12" table:style-name="ce11">
            <text:p>0.12</text:p>
          </table:table-cell>
          <table:table-cell office:value-type="float" office:value="1560.45" table:style-name="ce11">
            <text:p>1,560.45</text:p>
          </table:table-cell>
          <table:table-cell office:value-type="float" office:value="2743" table:style-name="ce10">
            <text:p>2,743</text:p>
          </table:table-cell>
          <table:table-cell office:value-type="float" office:value="6233" table:style-name="ce10">
            <text:p>6,23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台北富邦商業銀行</text:p>
          </table:table-cell>
          <table:table-cell office:value-type="float" office:value="5536317" table:style-name="ce10">
            <text:p>5,536,317</text:p>
          </table:table-cell>
          <table:table-cell office:value-type="float" office:value="3650003" table:style-name="ce10">
            <text:p>3,650,003</text:p>
          </table:table-cell>
          <table:table-cell office:value-type="float" office:value="381268" table:style-name="ce10">
            <text:p>381,268</text:p>
          </table:table-cell>
          <table:table-cell office:value-type="float" office:value="24718" table:style-name="ce10">
            <text:p>24,718</text:p>
          </table:table-cell>
          <table:table-cell office:value-type="float" office:value="6400321" table:style-name="ce10">
            <text:p>6,400,321</text:p>
          </table:table-cell>
          <table:table-cell office:value-type="float" office:value="26134646" table:style-name="ce10">
            <text:p>26,134,646</text:p>
          </table:table-cell>
          <table:table-cell office:value-type="float" office:value="36185836" table:style-name="ce10">
            <text:p>36,185,836</text:p>
          </table:table-cell>
          <table:table-cell office:value-type="float" office:value="92062" table:style-name="ce10">
            <text:p>92,062</text:p>
          </table:table-cell>
          <table:table-cell office:value-type="float" office:value="0.1" table:style-name="ce11">
            <text:p>0.10</text:p>
          </table:table-cell>
          <table:table-cell office:value-type="float" office:value="0" table:style-name="ce11">
            <text:p>0.00</text:p>
          </table:table-cell>
          <table:table-cell office:value-type="float" office:value="1377.32" table:style-name="ce11">
            <text:p>1,377.32</text:p>
          </table:table-cell>
          <table:table-cell office:value-type="float" office:value="26203" table:style-name="ce10">
            <text:p>26,203</text:p>
          </table:table-cell>
          <table:table-cell office:value-type="float" office:value="76556" table:style-name="ce10">
            <text:p>76,55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國泰世華商業銀行</text:p>
          </table:table-cell>
          <table:table-cell office:value-type="float" office:value="10319780" table:style-name="ce10">
            <text:p>10,319,780</text:p>
          </table:table-cell>
          <table:table-cell office:value-type="float" office:value="6380658" table:style-name="ce10">
            <text:p>6,380,658</text:p>
          </table:table-cell>
          <table:table-cell office:value-type="float" office:value="610363" table:style-name="ce10">
            <text:p>610,363</text:p>
          </table:table-cell>
          <table:table-cell office:value-type="float" office:value="130306" table:style-name="ce10">
            <text:p>130,306</text:p>
          </table:table-cell>
          <table:table-cell office:value-type="float" office:value="18419236" table:style-name="ce10">
            <text:p>18,419,236</text:p>
          </table:table-cell>
          <table:table-cell office:value-type="float" office:value="22337817" table:style-name="ce10">
            <text:p>22,337,817</text:p>
          </table:table-cell>
          <table:table-cell office:value-type="float" office:value="64311742" table:style-name="ce10">
            <text:p>64,311,742</text:p>
          </table:table-cell>
          <table:table-cell office:value-type="float" office:value="233793" table:style-name="ce10">
            <text:p>233,793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" table:style-name="ce11">
            <text:p>0.00</text:p>
          </table:table-cell>
          <table:table-cell office:value-type="float" office:value="1524.36" table:style-name="ce11">
            <text:p>1,524.36</text:p>
          </table:table-cell>
          <table:table-cell office:value-type="float" office:value="43529" table:style-name="ce10">
            <text:p>43,529</text:p>
          </table:table-cell>
          <table:table-cell office:value-type="float" office:value="126071" table:style-name="ce10">
            <text:p>126,071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高雄銀行</text:p>
          </table:table-cell>
          <table:table-cell office:value-type="float" office:value="15197" table:style-name="ce10">
            <text:p>15,197</text:p>
          </table:table-cell>
          <table:table-cell office:value-type="float" office:value="4686" table:style-name="ce10">
            <text:p>4,686</text:p>
          </table:table-cell>
          <table:table-cell office:value-type="float" office:value="23" table:style-name="ce10">
            <text:p>23</text:p>
          </table:table-cell>
          <table:table-cell office:value-type="float" office:value="58" table:style-name="ce10">
            <text:p>58</text:p>
          </table:table-cell>
          <table:table-cell office:value-type="float" office:value="14168" table:style-name="ce10">
            <text:p>14,168</text:p>
          </table:table-cell>
          <table:table-cell office:value-type="float" office:value="735" table:style-name="ce10">
            <text:p>735</text:p>
          </table:table-cell>
          <table:table-cell office:value-type="float" office:value="176311" table:style-name="ce10">
            <text:p>176,311</text:p>
          </table:table-cell>
          <table:table-cell office:value-type="float" office:value="119" table:style-name="ce10">
            <text:p>119</text:p>
          </table:table-cell>
          <table:table-cell office:value-type="float" office:value="0.38" table:style-name="ce11">
            <text:p>0.38</text:p>
          </table:table-cell>
          <table:table-cell office:value-type="float" office:value="0.38" table:style-name="ce11">
            <text:p>0.38</text:p>
          </table:table-cell>
          <table:table-cell office:value-type="float" office:value="239.16" table:style-name="ce11">
            <text:p>239.16</text:p>
          </table:table-cell>
          <table:table-cell office:value-type="float" office:value="818" table:style-name="ce10">
            <text:p>818</text:p>
          </table:table-cell>
          <table:table-cell office:value-type="float" office:value="819" table:style-name="ce10">
            <text:p>81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兆豐國際商業銀行</text:p>
          </table:table-cell>
          <table:table-cell office:value-type="float" office:value="1122599" table:style-name="ce10">
            <text:p>1,122,599</text:p>
          </table:table-cell>
          <table:table-cell office:value-type="float" office:value="658551" table:style-name="ce10">
            <text:p>658,551</text:p>
          </table:table-cell>
          <table:table-cell office:value-type="float" office:value="11421" table:style-name="ce10">
            <text:p>11,421</text:p>
          </table:table-cell>
          <table:table-cell office:value-type="float" office:value="5404" table:style-name="ce10">
            <text:p>5,404</text:p>
          </table:table-cell>
          <table:table-cell office:value-type="float" office:value="1782760" table:style-name="ce10">
            <text:p>1,782,760</text:p>
          </table:table-cell>
          <table:table-cell office:value-type="float" office:value="3368394" table:style-name="ce10">
            <text:p>3,368,394</text:p>
          </table:table-cell>
          <table:table-cell office:value-type="float" office:value="4454532" table:style-name="ce10">
            <text:p>4,454,532</text:p>
          </table:table-cell>
          <table:table-cell office:value-type="float" office:value="11741" table:style-name="ce10">
            <text:p>11,741</text:p>
          </table:table-cell>
          <table:table-cell office:value-type="float" office:value="0.23" table:style-name="ce11">
            <text:p>0.23</text:p>
          </table:table-cell>
          <table:table-cell office:value-type="float" office:value="0.01" table:style-name="ce11">
            <text:p>0.01</text:p>
          </table:table-cell>
          <table:table-cell office:value-type="float" office:value="651.38" table:style-name="ce11">
            <text:p>651.38</text:p>
          </table:table-cell>
          <table:table-cell office:value-type="float" office:value="8000" table:style-name="ce10">
            <text:p>8,000</text:p>
          </table:table-cell>
          <table:table-cell office:value-type="float" office:value="22501" table:style-name="ce10">
            <text:p>22,501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花旗(台灣)商業銀行</text:p>
          </table:table-cell>
          <table:table-cell office:value-type="float" office:value="2777165" table:style-name="ce10">
            <text:p>2,777,165</text:p>
          </table:table-cell>
          <table:table-cell office:value-type="float" office:value="2088226" table:style-name="ce10">
            <text:p>2,088,226</text:p>
          </table:table-cell>
          <table:table-cell office:value-type="float" office:value="21253" table:style-name="ce10">
            <text:p>21,253</text:p>
          </table:table-cell>
          <table:table-cell office:value-type="float" office:value="29866" table:style-name="ce10">
            <text:p>29,866</text:p>
          </table:table-cell>
          <table:table-cell office:value-type="float" office:value="10151754" table:style-name="ce10">
            <text:p>10,151,754</text:p>
          </table:table-cell>
          <table:table-cell office:value-type="float" office:value="11115142" table:style-name="ce10">
            <text:p>11,115,142</text:p>
          </table:table-cell>
          <table:table-cell office:value-type="float" office:value="21288712" table:style-name="ce10">
            <text:p>21,288,712</text:p>
          </table:table-cell>
          <table:table-cell office:value-type="float" office:value="132655" table:style-name="ce10">
            <text:p>132,655</text:p>
          </table:table-cell>
          <table:table-cell office:value-type="float" office:value="0.42" table:style-name="ce11">
            <text:p>0.42</text:p>
          </table:table-cell>
          <table:table-cell office:value-type="float" office:value="0.09" table:style-name="ce11">
            <text:p>0.09</text:p>
          </table:table-cell>
          <table:table-cell office:value-type="float" office:value="539.24" table:style-name="ce11">
            <text:p>539.24</text:p>
          </table:table-cell>
          <table:table-cell office:value-type="float" office:value="65477" table:style-name="ce10">
            <text:p>65,477</text:p>
          </table:table-cell>
          <table:table-cell office:value-type="float" office:value="135947" table:style-name="ce10">
            <text:p>135,94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臺灣中小企業銀行</text:p>
          </table:table-cell>
          <table:table-cell office:value-type="float" office:value="176577" table:style-name="ce10">
            <text:p>176,577</text:p>
          </table:table-cell>
          <table:table-cell office:value-type="float" office:value="96908" table:style-name="ce10">
            <text:p>96,908</text:p>
          </table:table-cell>
          <table:table-cell office:value-type="float" office:value="469" table:style-name="ce10">
            <text:p>469</text:p>
          </table:table-cell>
          <table:table-cell office:value-type="float" office:value="2165" table:style-name="ce10">
            <text:p>2,165</text:p>
          </table:table-cell>
          <table:table-cell office:value-type="float" office:value="272260" table:style-name="ce10">
            <text:p>272,260</text:p>
          </table:table-cell>
          <table:table-cell office:value-type="float" office:value="82418" table:style-name="ce10">
            <text:p>82,418</text:p>
          </table:table-cell>
          <table:table-cell office:value-type="float" office:value="866538" table:style-name="ce10">
            <text:p>866,538</text:p>
          </table:table-cell>
          <table:table-cell office:value-type="float" office:value="1506" table:style-name="ce10">
            <text:p>1,506</text:p>
          </table:table-cell>
          <table:table-cell office:value-type="float" office:value="0.06" table:style-name="ce11">
            <text:p>0.06</text:p>
          </table:table-cell>
          <table:table-cell office:value-type="float" office:value="0.04" table:style-name="ce11">
            <text:p>0.04</text:p>
          </table:table-cell>
          <table:table-cell office:value-type="float" office:value="286.08999999999997" table:style-name="ce11">
            <text:p>286.09</text:p>
          </table:table-cell>
          <table:table-cell office:value-type="float" office:value="607" table:style-name="ce10">
            <text:p>607</text:p>
          </table:table-cell>
          <table:table-cell office:value-type="float" office:value="2449" table:style-name="ce10">
            <text:p>2,44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渣打國際商業銀行</text:p>
          </table:table-cell>
          <table:table-cell office:value-type="float" office:value="300348" table:style-name="ce10">
            <text:p>300,348</text:p>
          </table:table-cell>
          <table:table-cell office:value-type="float" office:value="194766" table:style-name="ce10">
            <text:p>194,766</text:p>
          </table:table-cell>
          <table:table-cell office:value-type="float" office:value="1117" table:style-name="ce10">
            <text:p>1,117</text:p>
          </table:table-cell>
          <table:table-cell office:value-type="float" office:value="5590" table:style-name="ce10">
            <text:p>5,590</text:p>
          </table:table-cell>
          <table:table-cell office:value-type="float" office:value="921730" table:style-name="ce10">
            <text:p>921,730</text:p>
          </table:table-cell>
          <table:table-cell office:value-type="float" office:value="349046" table:style-name="ce10">
            <text:p>349,046</text:p>
          </table:table-cell>
          <table:table-cell office:value-type="float" office:value="1858373" table:style-name="ce10">
            <text:p>1,858,373</text:p>
          </table:table-cell>
          <table:table-cell office:value-type="float" office:value="4850" table:style-name="ce10">
            <text:p>4,850</text:p>
          </table:table-cell>
          <table:table-cell office:value-type="float" office:value="0.22" table:style-name="ce11">
            <text:p>0.22</text:p>
          </table:table-cell>
          <table:table-cell office:value-type="float" office:value="0" table:style-name="ce11">
            <text:p>0.00</text:p>
          </table:table-cell>
          <table:table-cell office:value-type="float" office:value="972.41" table:style-name="ce11">
            <text:p>972.41</text:p>
          </table:table-cell>
          <table:table-cell office:value-type="float" office:value="3059" table:style-name="ce10">
            <text:p>3,059</text:p>
          </table:table-cell>
          <table:table-cell office:value-type="float" office:value="11315" table:style-name="ce10">
            <text:p>11,31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台中商業銀行</text:p>
          </table:table-cell>
          <table:table-cell office:value-type="float" office:value="165604" table:style-name="ce10">
            <text:p>165,604</text:p>
          </table:table-cell>
          <table:table-cell office:value-type="float" office:value="80608" table:style-name="ce10">
            <text:p>80,608</text:p>
          </table:table-cell>
          <table:table-cell office:value-type="float" office:value="1834" table:style-name="ce10">
            <text:p>1,834</text:p>
          </table:table-cell>
          <table:table-cell office:value-type="float" office:value="837" table:style-name="ce10">
            <text:p>837</text:p>
          </table:table-cell>
          <table:table-cell office:value-type="float" office:value="196802" table:style-name="ce10">
            <text:p>196,802</text:p>
          </table:table-cell>
          <table:table-cell office:value-type="float" office:value="49669" table:style-name="ce10">
            <text:p>49,669</text:p>
          </table:table-cell>
          <table:table-cell office:value-type="float" office:value="678809" table:style-name="ce10">
            <text:p>678,809</text:p>
          </table:table-cell>
          <table:table-cell office:value-type="float" office:value="342" table:style-name="ce10">
            <text:p>342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2056.31" table:style-name="ce11">
            <text:p>2,056.31</text:p>
          </table:table-cell>
          <table:table-cell office:value-type="float" office:value="1212" table:style-name="ce10">
            <text:p>1,212</text:p>
          </table:table-cell>
          <table:table-cell office:value-type="float" office:value="3748" table:style-name="ce10">
            <text:p>3,748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滙豐(台灣)商業銀行</text:p>
          </table:table-cell>
          <table:table-cell office:value-type="float" office:value="677698" table:style-name="ce10">
            <text:p>677,698</text:p>
          </table:table-cell>
          <table:table-cell office:value-type="float" office:value="452735" table:style-name="ce10">
            <text:p>452,735</text:p>
          </table:table-cell>
          <table:table-cell office:value-type="float" office:value="13016" table:style-name="ce10">
            <text:p>13,016</text:p>
          </table:table-cell>
          <table:table-cell office:value-type="float" office:value="5629" table:style-name="ce10">
            <text:p>5,629</text:p>
          </table:table-cell>
          <table:table-cell office:value-type="float" office:value="1803810" table:style-name="ce10">
            <text:p>1,803,810</text:p>
          </table:table-cell>
          <table:table-cell office:value-type="float" office:value="1350573" table:style-name="ce10">
            <text:p>1,350,573</text:p>
          </table:table-cell>
          <table:table-cell office:value-type="float" office:value="7018458" table:style-name="ce10">
            <text:p>7,018,458</text:p>
          </table:table-cell>
          <table:table-cell office:value-type="float" office:value="21566" table:style-name="ce10">
            <text:p>21,566</text:p>
          </table:table-cell>
          <table:table-cell office:value-type="float" office:value="0.24" table:style-name="ce11">
            <text:p>0.24</text:p>
          </table:table-cell>
          <table:table-cell office:value-type="float" office:value="0" table:style-name="ce11">
            <text:p>0.00</text:p>
          </table:table-cell>
          <table:table-cell office:value-type="float" office:value="1667.15" table:style-name="ce11">
            <text:p>1,667.15</text:p>
          </table:table-cell>
          <table:table-cell office:value-type="float" office:value="6071" table:style-name="ce10">
            <text:p>6,071</text:p>
          </table:table-cell>
          <table:table-cell office:value-type="float" office:value="15013" table:style-name="ce10">
            <text:p>15,01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華泰商業銀行</text:p>
          </table:table-cell>
          <table:table-cell office:value-type="float" office:value="9023" table:style-name="ce10">
            <text:p>9,023</text:p>
          </table:table-cell>
          <table:table-cell office:value-type="float" office:value="4909" table:style-name="ce10">
            <text:p>4,909</text:p>
          </table:table-cell>
          <table:table-cell office:value-type="float" office:value="30" table:style-name="ce10">
            <text:p>30</text:p>
          </table:table-cell>
          <table:table-cell office:value-type="float" office:value="63" table:style-name="ce10">
            <text:p>63</text:p>
          </table:table-cell>
          <table:table-cell office:value-type="float" office:value="7716" table:style-name="ce10">
            <text:p>7,716</text:p>
          </table:table-cell>
          <table:table-cell office:value-type="float" office:value="2144" table:style-name="ce10">
            <text:p>2,144</text:p>
          </table:table-cell>
          <table:table-cell office:value-type="float" office:value="45589" table:style-name="ce10">
            <text:p>45,589</text:p>
          </table:table-cell>
          <table:table-cell office:value-type="float" office:value="0" table:style-name="ce10">
            <text:p>0</text:p>
          </table:table-cell>
          <table:table-cell office:value-type="float" office:value="0.02" table:style-name="ce11">
            <text:p>0.02</text:p>
          </table:table-cell>
          <table:table-cell office:value-type="float" office:value="0" table:style-name="ce11">
            <text:p>0.00</text:p>
          </table:table-cell>
          <table:table-cell office:value-type="float" office:value="678.02" table:style-name="ce11">
            <text:p>678.02</text:p>
          </table:table-cell>
          <table:table-cell office:value-type="float" office:value="161" table:style-name="ce10">
            <text:p>161</text:p>
          </table:table-cell>
          <table:table-cell office:value-type="float" office:value="161" table:style-name="ce10">
            <text:p>161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臺灣新光商業銀行</text:p>
          </table:table-cell>
          <table:table-cell office:value-type="float" office:value="1057148" table:style-name="ce10">
            <text:p>1,057,148</text:p>
          </table:table-cell>
          <table:table-cell office:value-type="float" office:value="623975" table:style-name="ce10">
            <text:p>623,975</text:p>
          </table:table-cell>
          <table:table-cell office:value-type="float" office:value="13649" table:style-name="ce10">
            <text:p>13,649</text:p>
          </table:table-cell>
          <table:table-cell office:value-type="float" office:value="8552" table:style-name="ce10">
            <text:p>8,552</text:p>
          </table:table-cell>
          <table:table-cell office:value-type="float" office:value="1554559" table:style-name="ce10">
            <text:p>1,554,559</text:p>
          </table:table-cell>
          <table:table-cell office:value-type="float" office:value="2127450" table:style-name="ce10">
            <text:p>2,127,450</text:p>
          </table:table-cell>
          <table:table-cell office:value-type="float" office:value="4954054" table:style-name="ce10">
            <text:p>4,954,054</text:p>
          </table:table-cell>
          <table:table-cell office:value-type="float" office:value="5806" table:style-name="ce10">
            <text:p>5,806</text:p>
          </table:table-cell>
          <table:table-cell office:value-type="float" office:value="0.15" table:style-name="ce11">
            <text:p>0.15</text:p>
          </table:table-cell>
          <table:table-cell office:value-type="float" office:value="0.01" table:style-name="ce11">
            <text:p>0.01</text:p>
          </table:table-cell>
          <table:table-cell office:value-type="float" office:value="279.05" table:style-name="ce11">
            <text:p>279.05</text:p>
          </table:table-cell>
          <table:table-cell office:value-type="float" office:value="5563" table:style-name="ce10">
            <text:p>5,563</text:p>
          </table:table-cell>
          <table:table-cell office:value-type="float" office:value="16486" table:style-name="ce10">
            <text:p>16,48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陽信商業銀行</text:p>
          </table:table-cell>
          <table:table-cell office:value-type="float" office:value="115803" table:style-name="ce10">
            <text:p>115,803</text:p>
          </table:table-cell>
          <table:table-cell office:value-type="float" office:value="55743" table:style-name="ce10">
            <text:p>55,743</text:p>
          </table:table-cell>
          <table:table-cell office:value-type="float" office:value="1879" table:style-name="ce10">
            <text:p>1,879</text:p>
          </table:table-cell>
          <table:table-cell office:value-type="float" office:value="1408" table:style-name="ce10">
            <text:p>1,408</text:p>
          </table:table-cell>
          <table:table-cell office:value-type="float" office:value="162846" table:style-name="ce10">
            <text:p>162,846</text:p>
          </table:table-cell>
          <table:table-cell office:value-type="float" office:value="94285" table:style-name="ce10">
            <text:p>94,285</text:p>
          </table:table-cell>
          <table:table-cell office:value-type="float" office:value="429248" table:style-name="ce10">
            <text:p>429,248</text:p>
          </table:table-cell>
          <table:table-cell office:value-type="float" office:value="202" table:style-name="ce10">
            <text:p>202</text:p>
          </table:table-cell>
          <table:table-cell office:value-type="float" office:value="0.21" table:style-name="ce11">
            <text:p>0.21</text:p>
          </table:table-cell>
          <table:table-cell office:value-type="float" office:value="0.01" table:style-name="ce11">
            <text:p>0.01</text:p>
          </table:table-cell>
          <table:table-cell office:value-type="float" office:value="757.76" table:style-name="ce11">
            <text:p>757.76</text:p>
          </table:table-cell>
          <table:table-cell office:value-type="float" office:value="2489" table:style-name="ce10">
            <text:p>2,489</text:p>
          </table:table-cell>
          <table:table-cell office:value-type="float" office:value="2489" table:style-name="ce10">
            <text:p>2,48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三信商業銀行</text:p>
          </table:table-cell>
          <table:table-cell office:value-type="float" office:value="19294" table:style-name="ce10">
            <text:p>19,294</text:p>
          </table:table-cell>
          <table:table-cell office:value-type="float" office:value="12569" table:style-name="ce10">
            <text:p>12,569</text:p>
          </table:table-cell>
          <table:table-cell office:value-type="float" office:value="396" table:style-name="ce10">
            <text:p>396</text:p>
          </table:table-cell>
          <table:table-cell office:value-type="float" office:value="79" table:style-name="ce10">
            <text:p>79</text:p>
          </table:table-cell>
          <table:table-cell office:value-type="float" office:value="22924" table:style-name="ce10">
            <text:p>22,924</text:p>
          </table:table-cell>
          <table:table-cell office:value-type="float" office:value="17249" table:style-name="ce10">
            <text:p>17,249</text:p>
          </table:table-cell>
          <table:table-cell office:value-type="float" office:value="120203" table:style-name="ce10">
            <text:p>120,203</text:p>
          </table:table-cell>
          <table:table-cell office:value-type="float" office:value="32" table:style-name="ce10">
            <text:p>32</text:p>
          </table:table-cell>
          <table:table-cell office:value-type="float" office:value="0.17" table:style-name="ce11">
            <text:p>0.17</text:p>
          </table:table-cell>
          <table:table-cell office:value-type="float" office:value="0" table:style-name="ce11">
            <text:p>0.00</text:p>
          </table:table-cell>
          <table:table-cell office:value-type="float" office:value="3861.46" table:style-name="ce11">
            <text:p>3,861.46</text:p>
          </table:table-cell>
          <table:table-cell office:value-type="float" office:value="182" table:style-name="ce10">
            <text:p>182</text:p>
          </table:table-cell>
          <table:table-cell office:value-type="float" office:value="235" table:style-name="ce10">
            <text:p>23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聯邦商業銀行</text:p>
          </table:table-cell>
          <table:table-cell office:value-type="float" office:value="2543402" table:style-name="ce10">
            <text:p>2,543,402</text:p>
          </table:table-cell>
          <table:table-cell office:value-type="float" office:value="1478870" table:style-name="ce10">
            <text:p>1,478,870</text:p>
          </table:table-cell>
          <table:table-cell office:value-type="float" office:value="60860" table:style-name="ce10">
            <text:p>60,860</text:p>
          </table:table-cell>
          <table:table-cell office:value-type="float" office:value="19729" table:style-name="ce10">
            <text:p>19,729</text:p>
          </table:table-cell>
          <table:table-cell office:value-type="float" office:value="5578559" table:style-name="ce10">
            <text:p>5,578,559</text:p>
          </table:table-cell>
          <table:table-cell office:value-type="float" office:value="4646313" table:style-name="ce10">
            <text:p>4,646,313</text:p>
          </table:table-cell>
          <table:table-cell office:value-type="float" office:value="12685051" table:style-name="ce10">
            <text:p>12,685,051</text:p>
          </table:table-cell>
          <table:table-cell office:value-type="float" office:value="51843" table:style-name="ce10">
            <text:p>51,843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170.65" table:style-name="ce11">
            <text:p>170.65</text:p>
          </table:table-cell>
          <table:table-cell office:value-type="float" office:value="13928" table:style-name="ce10">
            <text:p>13,928</text:p>
          </table:table-cell>
          <table:table-cell office:value-type="float" office:value="37554" table:style-name="ce10">
            <text:p>37,55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遠東國際商業銀行</text:p>
          </table:table-cell>
          <table:table-cell office:value-type="float" office:value="1432853" table:style-name="ce10">
            <text:p>1,432,853</text:p>
          </table:table-cell>
          <table:table-cell office:value-type="float" office:value="1016400" table:style-name="ce10">
            <text:p>1,016,400</text:p>
          </table:table-cell>
          <table:table-cell office:value-type="float" office:value="11998" table:style-name="ce10">
            <text:p>11,998</text:p>
          </table:table-cell>
          <table:table-cell office:value-type="float" office:value="143185" table:style-name="ce10">
            <text:p>143,185</text:p>
          </table:table-cell>
          <table:table-cell office:value-type="float" office:value="3523537" table:style-name="ce10">
            <text:p>3,523,537</text:p>
          </table:table-cell>
          <table:table-cell office:value-type="float" office:value="4474711" table:style-name="ce10">
            <text:p>4,474,711</text:p>
          </table:table-cell>
          <table:table-cell office:value-type="float" office:value="4727940" table:style-name="ce10">
            <text:p>4,727,940</text:p>
          </table:table-cell>
          <table:table-cell office:value-type="float" office:value="116679" table:style-name="ce10">
            <text:p>116,679</text:p>
          </table:table-cell>
          <table:table-cell office:value-type="float" office:value="0.3" table:style-name="ce11">
            <text:p>0.30</text:p>
          </table:table-cell>
          <table:table-cell office:value-type="float" office:value="0.08" table:style-name="ce11">
            <text:p>0.08</text:p>
          </table:table-cell>
          <table:table-cell office:value-type="float" office:value="105.5" table:style-name="ce11">
            <text:p>105.50</text:p>
          </table:table-cell>
          <table:table-cell office:value-type="float" office:value="9855" table:style-name="ce10">
            <text:p>9,855</text:p>
          </table:table-cell>
          <table:table-cell office:value-type="float" office:value="28028" table:style-name="ce10">
            <text:p>28,028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元大商業銀行</text:p>
          </table:table-cell>
          <table:table-cell office:value-type="float" office:value="1197148" table:style-name="ce10">
            <text:p>1,197,148</text:p>
          </table:table-cell>
          <table:table-cell office:value-type="float" office:value="554554" table:style-name="ce10">
            <text:p>554,554</text:p>
          </table:table-cell>
          <table:table-cell office:value-type="float" office:value="11137" table:style-name="ce10">
            <text:p>11,137</text:p>
          </table:table-cell>
          <table:table-cell office:value-type="float" office:value="8255" table:style-name="ce10">
            <text:p>8,255</text:p>
          </table:table-cell>
          <table:table-cell office:value-type="float" office:value="1175614" table:style-name="ce10">
            <text:p>1,175,614</text:p>
          </table:table-cell>
          <table:table-cell office:value-type="float" office:value="3136807" table:style-name="ce10">
            <text:p>3,136,807</text:p>
          </table:table-cell>
          <table:table-cell office:value-type="float" office:value="5055853" table:style-name="ce10">
            <text:p>5,055,853</text:p>
          </table:table-cell>
          <table:table-cell office:value-type="float" office:value="19399" table:style-name="ce10">
            <text:p>19,399</text:p>
          </table:table-cell>
          <table:table-cell office:value-type="float" office:value="0.08" table:style-name="ce11">
            <text:p>0.08</text:p>
          </table:table-cell>
          <table:table-cell office:value-type="float" office:value="0" table:style-name="ce11">
            <text:p>0.00</text:p>
          </table:table-cell>
          <table:table-cell office:value-type="float" office:value="805.33" table:style-name="ce11">
            <text:p>805.33</text:p>
          </table:table-cell>
          <table:table-cell office:value-type="float" office:value="5876" table:style-name="ce10">
            <text:p>5,876</text:p>
          </table:table-cell>
          <table:table-cell office:value-type="float" office:value="13303" table:style-name="ce10">
            <text:p>13,30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永豐商業銀行</text:p>
          </table:table-cell>
          <table:table-cell office:value-type="float" office:value="2291349" table:style-name="ce10">
            <text:p>2,291,349</text:p>
          </table:table-cell>
          <table:table-cell office:value-type="float" office:value="1241034" table:style-name="ce10">
            <text:p>1,241,034</text:p>
          </table:table-cell>
          <table:table-cell office:value-type="float" office:value="16159" table:style-name="ce10">
            <text:p>16,159</text:p>
          </table:table-cell>
          <table:table-cell office:value-type="float" office:value="22941" table:style-name="ce10">
            <text:p>22,941</text:p>
          </table:table-cell>
          <table:table-cell office:value-type="float" office:value="3847720" table:style-name="ce10">
            <text:p>3,847,720</text:p>
          </table:table-cell>
          <table:table-cell office:value-type="float" office:value="5292115" table:style-name="ce10">
            <text:p>5,292,115</text:p>
          </table:table-cell>
          <table:table-cell office:value-type="float" office:value="12136101" table:style-name="ce10">
            <text:p>12,136,101</text:p>
          </table:table-cell>
          <table:table-cell office:value-type="float" office:value="80397" table:style-name="ce10">
            <text:p>80,397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" table:style-name="ce11">
            <text:p>0.00</text:p>
          </table:table-cell>
          <table:table-cell office:value-type="float" office:value="696.4" table:style-name="ce11">
            <text:p>696.40</text:p>
          </table:table-cell>
          <table:table-cell office:value-type="float" office:value="14703" table:style-name="ce10">
            <text:p>14,703</text:p>
          </table:table-cell>
          <table:table-cell office:value-type="float" office:value="38865" table:style-name="ce10">
            <text:p>38,86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玉山商業銀行</text:p>
          </table:table-cell>
          <table:table-cell office:value-type="float" office:value="6990605" table:style-name="ce10">
            <text:p>6,990,605</text:p>
          </table:table-cell>
          <table:table-cell office:value-type="float" office:value="4700695" table:style-name="ce10">
            <text:p>4,700,695</text:p>
          </table:table-cell>
          <table:table-cell office:value-type="float" office:value="117205" table:style-name="ce10">
            <text:p>117,205</text:p>
          </table:table-cell>
          <table:table-cell office:value-type="float" office:value="40705" table:style-name="ce10">
            <text:p>40,705</text:p>
          </table:table-cell>
          <table:table-cell office:value-type="float" office:value="12696928" table:style-name="ce10">
            <text:p>12,696,928</text:p>
          </table:table-cell>
          <table:table-cell office:value-type="float" office:value="20738502" table:style-name="ce10">
            <text:p>20,738,502</text:p>
          </table:table-cell>
          <table:table-cell office:value-type="float" office:value="41944767" table:style-name="ce10">
            <text:p>41,944,767</text:p>
          </table:table-cell>
          <table:table-cell office:value-type="float" office:value="272685" table:style-name="ce10">
            <text:p>272,685</text:p>
          </table:table-cell>
          <table:table-cell office:value-type="float" office:value="0.21" table:style-name="ce11">
            <text:p>0.21</text:p>
          </table:table-cell>
          <table:table-cell office:value-type="float" office:value="0" table:style-name="ce11">
            <text:p>0.00</text:p>
          </table:table-cell>
          <table:table-cell office:value-type="float" office:value="495.81" table:style-name="ce11">
            <text:p>495.81</text:p>
          </table:table-cell>
          <table:table-cell office:value-type="float" office:value="52233" table:style-name="ce10">
            <text:p>52,233</text:p>
          </table:table-cell>
          <table:table-cell office:value-type="float" office:value="121003" table:style-name="ce10">
            <text:p>121,00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凱基商業銀行</text:p>
          </table:table-cell>
          <table:table-cell office:value-type="float" office:value="381660" table:style-name="ce10">
            <text:p>381,660</text:p>
          </table:table-cell>
          <table:table-cell office:value-type="float" office:value="190076" table:style-name="ce10">
            <text:p>190,076</text:p>
          </table:table-cell>
          <table:table-cell office:value-type="float" office:value="2995" table:style-name="ce10">
            <text:p>2,995</text:p>
          </table:table-cell>
          <table:table-cell office:value-type="float" office:value="7600" table:style-name="ce10">
            <text:p>7,600</text:p>
          </table:table-cell>
          <table:table-cell office:value-type="float" office:value="1157486" table:style-name="ce10">
            <text:p>1,157,486</text:p>
          </table:table-cell>
          <table:table-cell office:value-type="float" office:value="966411" table:style-name="ce10">
            <text:p>966,411</text:p>
          </table:table-cell>
          <table:table-cell office:value-type="float" office:value="1320285" table:style-name="ce10">
            <text:p>1,320,285</text:p>
          </table:table-cell>
          <table:table-cell office:value-type="float" office:value="7208" table:style-name="ce10">
            <text:p>7,208</text:p>
          </table:table-cell>
          <table:table-cell office:value-type="float" office:value="0.74" table:style-name="ce11">
            <text:p>0.74</text:p>
          </table:table-cell>
          <table:table-cell office:value-type="float" office:value="0.46" table:style-name="ce11">
            <text:p>0.46</text:p>
          </table:table-cell>
          <table:table-cell office:value-type="float" office:value="162.47" table:style-name="ce11">
            <text:p>162.47</text:p>
          </table:table-cell>
          <table:table-cell office:value-type="float" office:value="6079" table:style-name="ce10">
            <text:p>6,079</text:p>
          </table:table-cell>
          <table:table-cell office:value-type="float" office:value="17616" table:style-name="ce10">
            <text:p>17,61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星展(台灣)商業銀行</text:p>
          </table:table-cell>
          <table:table-cell office:value-type="float" office:value="661906" table:style-name="ce10">
            <text:p>661,906</text:p>
          </table:table-cell>
          <table:table-cell office:value-type="float" office:value="337786" table:style-name="ce10">
            <text:p>337,786</text:p>
          </table:table-cell>
          <table:table-cell office:value-type="float" office:value="7106" table:style-name="ce10">
            <text:p>7,106</text:p>
          </table:table-cell>
          <table:table-cell office:value-type="float" office:value="4808" table:style-name="ce10">
            <text:p>4,808</text:p>
          </table:table-cell>
          <table:table-cell office:value-type="float" office:value="1291339" table:style-name="ce10">
            <text:p>1,291,339</text:p>
          </table:table-cell>
          <table:table-cell office:value-type="float" office:value="2227254" table:style-name="ce10">
            <text:p>2,227,254</text:p>
          </table:table-cell>
          <table:table-cell office:value-type="float" office:value="4353673" table:style-name="ce10">
            <text:p>4,353,673</text:p>
          </table:table-cell>
          <table:table-cell office:value-type="float" office:value="25554" table:style-name="ce10">
            <text:p>25,554</text:p>
          </table:table-cell>
          <table:table-cell office:value-type="float" office:value="0.47" table:style-name="ce11">
            <text:p>0.47</text:p>
          </table:table-cell>
          <table:table-cell office:value-type="float" office:value="0" table:style-name="ce11">
            <text:p>0.00</text:p>
          </table:table-cell>
          <table:table-cell office:value-type="float" office:value="495.49" table:style-name="ce11">
            <text:p>495.49</text:p>
          </table:table-cell>
          <table:table-cell office:value-type="float" office:value="8574" table:style-name="ce10">
            <text:p>8,574</text:p>
          </table:table-cell>
          <table:table-cell office:value-type="float" office:value="26232" table:style-name="ce10">
            <text:p>26,23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台新國際商業銀行</text:p>
          </table:table-cell>
          <table:table-cell office:value-type="float" office:value="6358614" table:style-name="ce10">
            <text:p>6,358,614</text:p>
          </table:table-cell>
          <table:table-cell office:value-type="float" office:value="4331528" table:style-name="ce10">
            <text:p>4,331,528</text:p>
          </table:table-cell>
          <table:table-cell office:value-type="float" office:value="73221" table:style-name="ce10">
            <text:p>73,221</text:p>
          </table:table-cell>
          <table:table-cell office:value-type="float" office:value="31560" table:style-name="ce10">
            <text:p>31,560</text:p>
          </table:table-cell>
          <table:table-cell office:value-type="float" office:value="10014805" table:style-name="ce10">
            <text:p>10,014,805</text:p>
          </table:table-cell>
          <table:table-cell office:value-type="float" office:value="20401512" table:style-name="ce10">
            <text:p>20,401,512</text:p>
          </table:table-cell>
          <table:table-cell office:value-type="float" office:value="36018117" table:style-name="ce10">
            <text:p>36,018,117</text:p>
          </table:table-cell>
          <table:table-cell office:value-type="float" office:value="102917" table:style-name="ce10">
            <text:p>102,917</text:p>
          </table:table-cell>
          <table:table-cell office:value-type="float" office:value="0.13" table:style-name="ce11">
            <text:p>0.13</text:p>
          </table:table-cell>
          <table:table-cell office:value-type="float" office:value="0.01" table:style-name="ce11">
            <text:p>0.01</text:p>
          </table:table-cell>
          <table:table-cell office:value-type="float" office:value="1017.38" table:style-name="ce11">
            <text:p>1,017.38</text:p>
          </table:table-cell>
          <table:table-cell office:value-type="float" office:value="22039" table:style-name="ce10">
            <text:p>22,039</text:p>
          </table:table-cell>
          <table:table-cell office:value-type="float" office:value="68657" table:style-name="ce10">
            <text:p>68,65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日盛國際商業銀行</text:p>
          </table:table-cell>
          <table:table-cell office:value-type="float" office:value="131122" table:style-name="ce10">
            <text:p>131,122</text:p>
          </table:table-cell>
          <table:table-cell office:value-type="float" office:value="77872" table:style-name="ce10">
            <text:p>77,872</text:p>
          </table:table-cell>
          <table:table-cell office:value-type="float" office:value="1288" table:style-name="ce10">
            <text:p>1,288</text:p>
          </table:table-cell>
          <table:table-cell office:value-type="float" office:value="1121" table:style-name="ce10">
            <text:p>1,121</text:p>
          </table:table-cell>
          <table:table-cell office:value-type="float" office:value="214679" table:style-name="ce10">
            <text:p>214,679</text:p>
          </table:table-cell>
          <table:table-cell office:value-type="float" office:value="36449" table:style-name="ce10">
            <text:p>36,449</text:p>
          </table:table-cell>
          <table:table-cell office:value-type="float" office:value="248844" table:style-name="ce10">
            <text:p>248,844</text:p>
          </table:table-cell>
          <table:table-cell office:value-type="float" office:value="233" table:style-name="ce10">
            <text:p>233</text:p>
          </table:table-cell>
          <table:table-cell office:value-type="float" office:value="0.28000000000000003" table:style-name="ce11">
            <text:p>0.28</text:p>
          </table:table-cell>
          <table:table-cell office:value-type="float" office:value="0" table:style-name="ce11">
            <text:p>0.00</text:p>
          </table:table-cell>
          <table:table-cell office:value-type="float" office:value="1101.75" table:style-name="ce11">
            <text:p>1,101.75</text:p>
          </table:table-cell>
          <table:table-cell office:value-type="float" office:value="0" table:style-name="ce10">
            <text:p>0</text:p>
          </table:table-cell>
          <table:table-cell office:value-type="float" office:value="1180" table:style-name="ce10">
            <text:p>1,18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安泰商業銀行</text:p>
          </table:table-cell>
          <table:table-cell office:value-type="float" office:value="123470" table:style-name="ce10">
            <text:p>123,470</text:p>
          </table:table-cell>
          <table:table-cell office:value-type="float" office:value="53976" table:style-name="ce10">
            <text:p>53,976</text:p>
          </table:table-cell>
          <table:table-cell office:value-type="float" office:value="810" table:style-name="ce10">
            <text:p>810</text:p>
          </table:table-cell>
          <table:table-cell office:value-type="float" office:value="364" table:style-name="ce10">
            <text:p>364</text:p>
          </table:table-cell>
          <table:table-cell office:value-type="float" office:value="167433" table:style-name="ce10">
            <text:p>167,433</text:p>
          </table:table-cell>
          <table:table-cell office:value-type="float" office:value="1191669" table:style-name="ce10">
            <text:p>1,191,669</text:p>
          </table:table-cell>
          <table:table-cell office:value-type="float" office:value="371071" table:style-name="ce10">
            <text:p>371,071</text:p>
          </table:table-cell>
          <table:table-cell office:value-type="float" office:value="298" table:style-name="ce10">
            <text:p>298</text:p>
          </table:table-cell>
          <table:table-cell office:value-type="float" office:value="0.33" table:style-name="ce11">
            <text:p>0.33</text:p>
          </table:table-cell>
          <table:table-cell office:value-type="float" office:value="0.09" table:style-name="ce11">
            <text:p>0.09</text:p>
          </table:table-cell>
          <table:table-cell office:value-type="float" office:value="260.14999999999998" table:style-name="ce11">
            <text:p>260.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中國信託商業銀行</text:p>
          </table:table-cell>
          <table:table-cell office:value-type="float" office:value="8623199" table:style-name="ce10">
            <text:p>8,623,199</text:p>
          </table:table-cell>
          <table:table-cell office:value-type="float" office:value="5466530" table:style-name="ce10">
            <text:p>5,466,530</text:p>
          </table:table-cell>
          <table:table-cell office:value-type="float" office:value="126806" table:style-name="ce10">
            <text:p>126,806</text:p>
          </table:table-cell>
          <table:table-cell office:value-type="float" office:value="80518" table:style-name="ce10">
            <text:p>80,518</text:p>
          </table:table-cell>
          <table:table-cell office:value-type="float" office:value="15763291" table:style-name="ce10">
            <text:p>15,763,291</text:p>
          </table:table-cell>
          <table:table-cell office:value-type="float" office:value="26732864" table:style-name="ce10">
            <text:p>26,732,864</text:p>
          </table:table-cell>
          <table:table-cell office:value-type="float" office:value="58076845" table:style-name="ce10">
            <text:p>58,076,845</text:p>
          </table:table-cell>
          <table:table-cell office:value-type="float" office:value="625078" table:style-name="ce10">
            <text:p>625,078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385.25" table:style-name="ce11">
            <text:p>385.25</text:p>
          </table:table-cell>
          <table:table-cell office:value-type="float" office:value="77421" table:style-name="ce10">
            <text:p>77,421</text:p>
          </table:table-cell>
          <table:table-cell office:value-type="float" office:value="217133" table:style-name="ce10">
            <text:p>217,13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台灣樂天信用卡股份有限公司</text:p>
          </table:table-cell>
          <table:table-cell office:value-type="float" office:value="615650" table:style-name="ce10">
            <text:p>615,650</text:p>
          </table:table-cell>
          <table:table-cell office:value-type="float" office:value="289454" table:style-name="ce10">
            <text:p>289,454</text:p>
          </table:table-cell>
          <table:table-cell office:value-type="float" office:value="3783" table:style-name="ce10">
            <text:p>3,783</text:p>
          </table:table-cell>
          <table:table-cell office:value-type="float" office:value="6575" table:style-name="ce10">
            <text:p>6,575</text:p>
          </table:table-cell>
          <table:table-cell office:value-type="float" office:value="603181" table:style-name="ce10">
            <text:p>603,181</text:p>
          </table:table-cell>
          <table:table-cell office:value-type="float" office:value="694243" table:style-name="ce10">
            <text:p>694,243</text:p>
          </table:table-cell>
          <table:table-cell office:value-type="float" office:value="1000835" table:style-name="ce10">
            <text:p>1,000,835</text:p>
          </table:table-cell>
          <table:table-cell office:value-type="float" office:value="6053" table:style-name="ce10">
            <text:p>6,053</text:p>
          </table:table-cell>
          <table:table-cell office:value-type="float" office:value="2.02" table:style-name="ce11">
            <text:p>2.02</text:p>
          </table:table-cell>
          <table:table-cell office:value-type="float" office:value="1.02" table:style-name="ce11">
            <text:p>1.02</text:p>
          </table:table-cell>
          <table:table-cell office:value-type="float" office:value="140.83000000000001" table:style-name="ce11">
            <text:p>140.83</text:p>
          </table:table-cell>
          <table:table-cell office:value-type="float" office:value="1133" table:style-name="ce10">
            <text:p>1,133</text:p>
          </table:table-cell>
          <table:table-cell office:value-type="float" office:value="2481" table:style-name="ce10">
            <text:p>2,481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台灣美國運通國際(股)公司</text:p>
          </table:table-cell>
          <table:table-cell office:value-type="float" office:value="180361" table:style-name="ce10">
            <text:p>180,361</text:p>
          </table:table-cell>
          <table:table-cell office:value-type="float" office:value="114758" table:style-name="ce10">
            <text:p>114,758</text:p>
          </table:table-cell>
          <table:table-cell office:value-type="float" office:value="4679" table:style-name="ce10">
            <text:p>4,679</text:p>
          </table:table-cell>
          <table:table-cell office:value-type="float" office:value="3618" table:style-name="ce10">
            <text:p>3,618</text:p>
          </table:table-cell>
          <table:table-cell office:value-type="float" office:value="278561" table:style-name="ce10">
            <text:p>278,561</text:p>
          </table:table-cell>
          <table:table-cell office:value-type="float" office:value="0" table:style-name="ce10">
            <text:p>0</text:p>
          </table:table-cell>
          <table:table-cell office:value-type="float" office:value="5400613" table:style-name="ce10">
            <text:p>5,400,613</text:p>
          </table:table-cell>
          <table:table-cell office:value-type="float" office:value="676" table:style-name="ce10">
            <text:p>676</text:p>
          </table:table-cell>
          <table:table-cell office:value-type="float" office:value="0.35" table:style-name="ce11">
            <text:p>0.35</text:p>
          </table:table-cell>
          <table:table-cell office:value-type="float" office:value="0" table:style-name="ce11">
            <text:p>0.00</text:p>
          </table:table-cell>
          <table:table-cell office:value-type="float" office:value="483.27" table:style-name="ce11">
            <text:p>483.27</text:p>
          </table:table-cell>
          <table:table-cell office:value-type="float" office:value="7436" table:style-name="ce10">
            <text:p>7,436</text:p>
          </table:table-cell>
          <table:table-cell office:value-type="float" office:value="20574" table:style-name="ce10">
            <text:p>20,57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9">
            <text:p>總計</text:p>
          </table:table-cell>
          <table:table-cell office:value-type="float" office:value="58706029" table:style-name="ce10">
            <text:p>58,706,029</text:p>
          </table:table-cell>
          <table:table-cell office:value-type="float" office:value="37037131" table:style-name="ce10">
            <text:p>37,037,131</text:p>
          </table:table-cell>
          <table:table-cell office:value-type="float" office:value="1563264" table:style-name="ce10">
            <text:p>1,563,264</text:p>
          </table:table-cell>
          <table:table-cell office:value-type="float" office:value="623218" table:style-name="ce10">
            <text:p>623,218</text:p>
          </table:table-cell>
          <table:table-cell office:value-type="float" office:value="102770292" table:style-name="ce10">
            <text:p>102,770,292</text:p>
          </table:table-cell>
          <table:table-cell office:value-type="float" office:value="166150380" table:style-name="ce10">
            <text:p>166,150,380</text:p>
          </table:table-cell>
          <table:table-cell office:value-type="float" office:value="346912610" table:style-name="ce10">
            <text:p>346,912,610</text:p>
          </table:table-cell>
          <table:table-cell office:value-type="float" office:value="1834887" table:style-name="ce10">
            <text:p>1,834,887</text:p>
          </table:table-cell>
          <table:table-cell office:value-type="float" office:value="0.18" table:style-name="ce11">
            <text:p>0.18</text:p>
          </table:table-cell>
          <table:table-cell office:value-type="float" office:value="0.02" table:style-name="ce11">
            <text:p>0.02</text:p>
          </table:table-cell>
          <table:table-cell office:value-type="float" office:value="529.89611396002988" table:style-name="ce11">
            <text:p>529.90</text:p>
          </table:table-cell>
          <table:table-cell office:value-type="float" office:value="411162" table:style-name="ce10">
            <text:p>411,162</text:p>
          </table:table-cell>
          <table:table-cell office:value-type="float" office:value="1065290" table:style-name="ce10">
            <text:p>1,065,290</text:p>
          </table:table-cell>
          <table:table-cell table:number-columns-repeated="16370" table:style-name="ce2"/>
        </table:table-row>
        <table:table-row table:style-name="ro2">
          <table:table-cell table:style-name="ce2"/>
          <table:table-cell table:number-columns-repeated="8" table:style-name="ce12"/>
          <table:table-cell table:number-columns-repeated="3" table:style-name="ce13"/>
          <table:table-cell table:number-columns-repeated="2" table:style-name="ce12"/>
          <table:table-cell table:number-columns-repeated="16370" table:style-name="ce2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2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揭露.$A$5:揭露.$N$22" table:base-cell-address="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19685039370078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196850393700787in" fo:margin-bottom="0in"/>
      </style:header-style>
      <style:footer-style>
        <style:header-footer-properties fo:min-height="0.433070866141732in" fo:margin-left="0.70866141732283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邱靖雯</meta:initial-creator>
    <dc:creator>邱靖雯</dc:creator>
    <meta:creation-date>2023-05-03T03:39:41Z</meta:creation-date>
    <dc:date>2023-05-04T01:07:24Z</dc:date>
  </office:meta>
</office:document-meta>
</file>